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/>
    </style:style>
  </office:automatic-styles>
  <office:body>
    <office:text>
      <text:p text:style-name="P1"><text:span text:style-name="T1">Assignment 2</text:span></text:p>
      <text:p text:style-name="P2"><text:span text:style-name="T2"/></text:p>
      <text:p text:style-name="P2"><text:span text:style-name="T3">PROGRAM STATEMENT:</text:span><text:span text:style-name="T4"><text:s/></text:span><text:span text:style-name="T5">Write a schell script to convert the lower case letters of a file into upper case.</text:span></text:p>
      <text:p text:style-name="P2"><text:span text:style-name="T5"/></text:p>
      <text:p text:style-name="P2"><text:span text:style-name="T6">ALGORITHM:</text:span></text:p>
      <text:p text:style-name="P2"><text:span text:style-name="T6"/></text:p>
      <text:p text:style-name="P2"><text:span text:style-name="T7">INPUT</text:span><text:span text:style-name="T8">:<text:s/></text:span><text:span text:style-name="T9">Enter the file name.</text:span></text:p>
      <text:p text:style-name="P2"><text:span text:style-name="T10">OUTPUT</text:span><text:span text:style-name="T11">:<text:s/></text:span><text:span text:style-name="T12">All the letters of the file converted into Upper case.</text:span></text:p>
      <text:p text:style-name="P2"><text:span text:style-name="T12">Steps:</text:span></text:p>
      <text:list text:style-name="L3">
        <text:list-item>
          <text:p text:style-name="P3"><text:span text:style-name="T12">Start</text:span></text:p>
        </text:list-item>
        <text:list-item>
          <text:p text:style-name="P3"><text:span text:style-name="T12">Input “Enter a file name: ”</text:span></text:p>
        </text:list-item>
        <text:list-item>
          <text:p text:style-name="P3"><text:span text:style-name="T12">Read the file name in a variable (say f1)</text:span></text:p>
        </text:list-item>
        <text:list-item>
          <text:p text:style-name="P3"><text:span text:style-name="T12">Translate file to lower case to upper using cammand: tr “[a-z]” “[A-Z]”</text:span></text:p>
        </text:list-item>
        <text:list-item>
          <text:p text:style-name="P3"><text:span text:style-name="T12">Concatenate file using cammand: cat $f </text:span></text:p>
        </text:list-item>
        <text:list-item>
          <text:p text:style-name="P3"><text:span text:style-name="T12">End.</text:span></text:p>
        </text:list-item>
      </text:list>
      <text:p text:style-name="P4"><text:span text:style-name="T13"/></text:p>
      <text:p text:style-name="P4"><text:span text:style-name="T14">PROGRAM CODE:</text:span></text:p>
      <text:p text:style-name="P4"><text:span text:style-name="T14"/></text:p>
      <text:p text:style-name="P4"><text:span text:style-name="T15">echo "Enter a file name: "</text:span></text:p>
      <text:p text:style-name="P4"><text:span text:style-name="T15">read f1</text:span></text:p>
      <text:p text:style-name="P4"><text:span text:style-name="T15">echo -e "Initally file content \n"</text:span></text:p>
      <text:p text:style-name="P4"><text:span text:style-name="T15">cat $f1</text:span></text:p>
      <text:p text:style-name="P4"><text:span text:style-name="T15">echo -e "\nChanged file content \n"</text:span></text:p>
      <text:p text:style-name="P4"><text:span text:style-name="T15">cat $f1 | tr "[a-z]" "[A-Z]"</text:span></text:p>
      <text:p text:style-name="P4"><text:span text:style-name="T16"/></text:p>
      <text:p text:style-name="P4"><text:span text:style-name="T17">OUTPUT:</text:span></text:p>
      <text:p text:style-name="P4"><text:span text:style-name="T18"/></text:p>
      <text:p text:style-name="P4"><text:span text:style-name="T19">Enter a file name:</text:span></text:p>
      <text:p text:style-name="P4"><text:span text:style-name="T19">ass_file1.txt</text:span></text:p>
      <text:p text:style-name="P4"><text:span text:style-name="T19">Initally file content</text:span></text:p>
      <text:p text:style-name="P4"><text:span text:style-name="T19"/></text:p>
      <text:p text:style-name="P4"><text:span text:style-name="T19">this is my second assignment</text:span></text:p>
      <text:p text:style-name="P4"><text:span text:style-name="T19">to covert all the lower case letters to upper case letters</text:span></text:p>
      <text:p text:style-name="P4"><text:span text:style-name="T19">Changed file content</text:span></text:p>
      <text:p text:style-name="P4"><text:span text:style-name="T19"/></text:p>
      <text:p text:style-name="P4"><text:span text:style-name="T19">THIS IS MY SECOND ASSIGNMENT</text:span></text:p>
      <text:p text:style-name="P4"><text:span text:style-name="T19">TO COVERT ALL THE LOWER CASE LETTERS TO UPPER CASE LETTERS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